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char" svg:x="-0.478in" svg:y="0.122in" svg:width="7.6075in" svg:height="5.21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Object3" text:anchor-type="char" svg:x="-0.1882in" svg:y="0.4138in" svg:width="6.7201in" svg:height="4.047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1" draw:name="Object2" text:anchor-type="char" svg:x="-0.3256in" svg:y="0.0126in" svg:width="7.1429in" svg:height="4.49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2:03:34.472137013</meta:creation-date>
    <dc:date>2021-10-21T12:06:53.013674340</dc:date>
    <meta:editing-duration>PT3M20S</meta:editing-duration>
    <meta:editing-cycles>1</meta:editing-cycles>
    <meta:generator>LibreOffice/7.2.1.2$Linux_X86_64 LibreOffice_project/2c9f9a7aa7c967a1b7ec3448959cff87b32f6580</meta:generator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Long_20_Dash"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Double_20_Dash_20_Dot_20_Dot" svg:stroke-color="#ffd320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Dash_20_Dot_20__28_Rounded_29_" svg:stroke-color="#579d1c" svg:stroke-linecap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323cm" svg:height="13.234cm" xlink:href="." xlink:type="simple" chart:class="chart:scatter" chart:style-name="ch1">
        <chart:legend chart:legend-position="end" svg:x="14.402cm" svg:y="3.991cm" style:legend-expansion="custom" svg:width="4.738cm" svg:height="4.083cm" style:legend-expansion-aspect-ratio="1.16042125887828" chart:style-name="ch2"/>
        <chart:plot-area chart:style-name="ch3" chart:data-source-has-labels="both" svg:x="1.087cm" svg:y="0.249cm" svg:width="13.743cm" svg:height="11.589cm">
          <chart:coordinate-region svg:x="2.079cm" svg:y="0.448cm" svg:width="12.379cm" svg:height="10.743cm"/>
          <chart:axis chart:dimension="x" chart:name="primary-x" chart:style-name="ch4" chartooo:axis-type="auto">
            <chart:title svg:x="7.424cm" svg:y="12.102cm" chart:style-name="ch5">
              <text:p>В, мТл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0.141cm" svg:y="6.497cm" chart:style-name="ch8">
              <text:p>U, нВ</text:p>
            </chart:title>
            <chart:grid chart:style-name="ch6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13.269cm" svg:y="10.336cm"/>
            </chart:regression-curve>
            <chart:data-point chart:repeated="6"/>
          </chart:series>
          <chart:series chart:style-name="ch11" chart:values-cell-range-address="local-table.$D$2:.$D$7" chart:label-cell-address="local-table.$D$1" chart:class="chart:scatter">
            <chart:regression-curve chart:style-name="ch12">
              <chart:equation chart:display-equation="true" chart:display-r-square="false" svg:x="13.127cm" svg:y="8.475cm"/>
            </chart:regression-curve>
            <chart:data-point chart:repeated="6"/>
          </chart:series>
          <chart:series chart:style-name="ch13" chart:values-cell-range-address="local-table.$E$2:.$E$7" chart:label-cell-address="local-table.$E$1" chart:class="chart:scatter">
            <chart:regression-curve chart:style-name="ch14">
              <chart:equation chart:display-equation="true" chart:display-r-square="false" svg:x="13.127cm" svg:y="2.874cm"/>
            </chart:regression-curve>
            <chart:data-point chart:repeated="2"/>
            <chart:data-point chart:style-name="ch15"/>
            <chart:data-point chart:repeated="3"/>
          </chart:series>
          <chart:series chart:style-name="ch16" chart:values-cell-range-address="local-table.$F$2:.$F$7" chart:label-cell-address="local-table.$F$1" chart:class="chart:scatter">
            <chart:regression-curve chart:style-name="ch17">
              <chart:equation chart:display-equation="true" chart:display-r-square="false" svg:x="13.269cm" svg:y="0.642cm"/>
            </chart:regression-curve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Iобр = 0.2</text:p>
              </table:table-cell>
              <table:table-cell office:value-type="string">
                <text:p>Iобр = 0.4</text:p>
              </table:table-cell>
              <table:table-cell office:value-type="string">
                <text:p>Iобр = 0.6</text:p>
              </table:table-cell>
              <table:table-cell office:value-type="string">
                <text:p>Iобр = 0.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.2">
                <text:p>386.2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8">
                <text:p>535.8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4">
                <text:p>685.4</text:p>
              </table:table-cell>
              <table:table-cell office:value-type="float" office:value="100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720">
                <text:p>72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140">
                <text:p>140</text:p>
              </table:table-cell>
              <table:table-cell office:value-type="float" office:value="320">
                <text:p>320</text:p>
              </table:table-cell>
              <table:table-cell office:value-type="float" office:value="880">
                <text:p>8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4.6">
                <text:p>984.6</text:p>
              </table:table-cell>
              <table:table-cell office:value-type="float" office:value="160">
                <text:p>160</text:p>
              </table:table-cell>
              <table:table-cell office:value-type="float" office:value="360">
                <text:p>360</text:p>
              </table:table-cell>
              <table:table-cell office:value-type="float" office:value="920">
                <text:p>920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43cm" svg:height="11.422cm" xlink:href="." xlink:type="simple" chart:class="chart:scatter" chart:style-name="ch1">
        <chart:title svg:x="7.982cm" svg:y="0.364cm" chart:style-name="ch2">
          <text:p>Для меди</text:p>
        </chart:title>
        <chart:plot-area chart:style-name="ch3" chart:data-source-has-labels="both" svg:x="1.373cm" svg:y="1.371cm" svg:width="16.408cm" svg:height="8.842cm">
          <chart:coordinate-region svg:x="2.1cm" svg:y="1.571cm" svg:width="15.587cm" svg:height="7.995cm"/>
          <chart:axis chart:dimension="x" chart:name="primary-x" chart:style-name="ch4" chartooo:axis-type="auto">
            <chart:title svg:x="9.268cm" svg:y="10.441cm" chart:style-name="ch5">
              <text:p>I(A)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4">
            <chart:title svg:x="0.451cm" svg:y="6.603cm" chart:style-name="ch7">
              <text:p>k (нВ/мТл)</text:p>
            </chart:title>
            <chart:grid chart:style-name="ch6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regression-curve chart:style-name="ch9">
              <chart:equation chart:display-equation="true" chart:display-r-square="fals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(нВ/мТл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68cm" svg:height="10.279cm" xlink:href="." xlink:type="simple" chart:class="chart:scatter" chart:style-name="ch1">
        <chart:title svg:x="7.556cm" svg:y="0.079cm" chart:style-name="ch2">
          <text:p>Для цинка</text:p>
        </chart:title>
        <chart:plot-area chart:style-name="ch3" chart:data-source-has-labels="both" svg:x="1.352cm" svg:y="1.325cm" svg:width="15.375cm" svg:height="7.768cm">
          <chart:coordinate-region svg:x="2.159cm" svg:y="1.524cm" svg:width="14.011cm" svg:height="6.922cm"/>
          <chart:axis chart:dimension="x" chart:name="primary-x" chart:style-name="ch4" chartooo:axis-type="auto">
            <chart:title svg:x="8.479cm" svg:y="9.298cm" chart:style-name="ch5">
              <text:p>В(мТл)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0.451cm" svg:y="5.69cm" chart:style-name="ch8">
              <text:p>U(нВ)</text:p>
            </chart:title>
            <chart:grid chart:style-name="ch6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 svg:x="3.601cm" svg:y="1.875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U(нВ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.2">
                <text:p>386.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8">
                <text:p>535.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4">
                <text:p>685.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4.6">
                <text:p>984.6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